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img-1204216394_0.png" manifest:media-type="image/png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family="graphic" style:name="Graphics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6-07-20T11:02:05.455146081</meta:creation-date>
    <meta:generator>WebODF/0.5.10-8-gf5949f3 Mozilla/5.0 (X11; Linux x86_64) AppleWebKit/537.36 (KHTML, like Gecko) Chrome/51.0.2704.106 Safari/537.36</meta:generator>
    <dc:creator>Unknown Author</dc:creator>
    <dc:date>2016-07-20T09:38:35.311Z</dc:date>
    <meta:editing-cycles>3</meta:editing-cycles>
  </office:meta>
</office:document-meta>
</file>